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s" fo:country="ES" officeooo:rsid="0017953f" officeooo:paragraph-rsid="0017953f"/>
    </style:style>
    <style:style style:name="P2" style:family="paragraph" style:parent-style-name="Standard">
      <style:text-properties fo:language="es" fo:country="ES" officeooo:rsid="0017cfd0" officeooo:paragraph-rsid="0017cfd0"/>
    </style:style>
    <style:style style:name="P3" style:family="paragraph" style:parent-style-name="Standard">
      <style:text-properties fo:language="es" fo:country="ES" officeooo:rsid="0019cce7" officeooo:paragraph-rsid="0019cce7"/>
    </style:style>
    <style:style style:name="P4" style:family="paragraph" style:parent-style-name="Standard">
      <style:text-properties fo:language="es" fo:country="ES" officeooo:rsid="001bb8bf" officeooo:paragraph-rsid="001bb8bf"/>
    </style:style>
    <style:style style:name="P5" style:family="paragraph" style:parent-style-name="Standard">
      <style:text-properties fo:language="es" fo:country="ES" officeooo:rsid="001d6ec2" officeooo:paragraph-rsid="001d6ec2"/>
    </style:style>
    <style:style style:name="T1" style:family="text">
      <style:text-properties officeooo:rsid="0017cfd0"/>
    </style:style>
    <style:style style:name="T2" style:family="text">
      <style:text-properties officeooo:rsid="0019cc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contactor</text:p>
      <text:p text:style-name="P1"/>
      <text:p text:style-name="P1">son dispositivos de commutacion por induccion electromagnetica, el cual permite maniobrar en baja tension, para controlar tensiones altas.</text:p>
      <text:p text:style-name="P1"/>
      <text:p text:style-name="P1">Este esta constituido por:</text:p>
      <text:p text:style-name="P1"/>
      <text:p text:style-name="P1">armadura movil.</text:p>
      <text:p text:style-name="P1">Armadura fija.</text:p>
      <text:p text:style-name="P1">Bobina.</text:p>
      <text:p text:style-name="P1">Espira sombra.</text:p>
      <text:p text:style-name="P1">Resortes.</text:p>
      <text:p text:style-name="P1">Entre-hierro.</text:p>
      <text:p text:style-name="P1"/>
      <text:p text:style-name="P1">El entre-hierro, su función es evitar el magnetismo remanente sobre los contactos de metal del dispositivo, <text:span text:style-name="T1">esto para proteger la vida útil del contacto evitando que los contactos permanezcan unidos cuando se des-energiza la bobina.</text:span></text:p>
      <text:p text:style-name="P1"><text:s/></text:p>
      <text:p text:style-name="P2">La espira sombra solo desempeña su funcionamiento en corriente alterna, ya que esta genera su propio campo magnético desfasado de la bobina principal, esto debido a la característica de variación con respecto al tiempo de este tipo de corriente, evitando una interrupción cuando la corriente y/o tensión en la bobina principal sea 0, frecuentemente descrito como zumbido o <text:span text:style-name="T2">vibración.</text:span></text:p>
      <text:p text:style-name="P2"/>
      <text:p text:style-name="P3">La bobina es la que recibe la señal electrica de maniobra, esta crea un campo magnético que atraen tanto los contactos de fuerza como los auxiliares, permitiendo la continuidad de la corriente.</text:p>
      <text:p text:style-name="P3"/>
      <text:p text:style-name="P3">Los contactos de fuerza se encargan de interrumpir el paso de la corriente en su estado de reposo, este siendo alterado por la bobina y la espira sombra en el caso de corriente alterna.</text:p>
      <text:p text:style-name="P3"/>
      <text:p text:style-name="P3">Los resortes ayudan a llevar los contactos de fuerza a su estado de reposo si estos previamente fueron alterados.</text:p>
      <text:p text:style-name="P3"/>
      <text:p text:style-name="P3">La carcasa a su vez tiene una camara que evita los arcos eléctricos formados por la activacion del contactor.</text:p>
      <text:p text:style-name="P3"/>
      <text:p text:style-name="P3">Rele Termico:</text:p>
      <text:p text:style-name="P4">tambien conocido como over load, es un dispositivo de protección usa para proteger a los motores contra sobre carga sostenidas en el tiempo. Junto al contactor magnético se reconocen como arrancador magnético.</text:p>
      <text:p text:style-name="P4"/>
      <text:p text:style-name="P5">El rele termico funciona gracias al bimetal, es cual tiene una aleacion de metal con diferentes coeficientes de dilatacion, la corriente atraviesa primero este material, el cual al producirse una sobre carga, parametros previamente calibrados, este se dilata lo cual interrumpe le flujo de corrient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6T18:30:49.625000000</meta:creation-date>
    <meta:generator>LibreOffice/24.8.1.2$Windows_X86_64 LibreOffice_project/87fa9aec1a63e70835390b81c40bb8993f1d4ff6</meta:generator>
    <dc:date>2024-10-06T21:56:29.848000000</dc:date>
    <meta:editing-duration>PT1H18M48S</meta:editing-duration>
    <meta:editing-cycles>2</meta:editing-cycles>
    <meta:document-statistic meta:table-count="0" meta:image-count="0" meta:object-count="0" meta:page-count="1" meta:paragraph-count="19" meta:word-count="310" meta:character-count="1986" meta:non-whitespace-character-count="1693"/>
  </office:meta>
</office:document-meta>
</file>